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dddddd" fo:padding="0cm" fo:border="none">
        <style:background-image/>
      </style:table-cell-properties>
    </style:style>
    <style:style style:name="Tabla1.A2" style:family="table-cell">
      <style:table-cell-properties fo:background-color="#b2b2b2" fo:padding="0cm" fo:border="non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dddddd" fo:padding="0.097cm" fo:border="0.05pt solid #000000">
        <style:background-image/>
      </style:table-cell-properties>
    </style:style>
    <style:style style:name="P1" style:family="paragraph" style:parent-style-name="Text_20_body">
      <style:text-properties officeooo:rsid="001ced9f" officeooo:paragraph-rsid="001ced9f"/>
    </style:style>
    <style:style style:name="P2" style:family="paragraph" style:parent-style-name="Text_20_body">
      <style:text-properties officeooo:rsid="001fb9cd" officeooo:paragraph-rsid="001fb9cd"/>
    </style:style>
    <style:style style:name="P3" style:family="paragraph" style:parent-style-name="Subtitle">
      <style:text-properties officeooo:rsid="001ced9f" officeooo:paragraph-rsid="001ced9f"/>
    </style:style>
    <style:style style:name="P4" style:family="paragraph" style:parent-style-name="Preformatted_20_Text">
      <style:paragraph-properties fo:widows="1"/>
      <style:text-properties fo:color="#000000" officeooo:paragraph-rsid="001e99a0"/>
    </style:style>
    <style:style style:name="P5" style:family="paragraph" style:parent-style-name="Preformatted_20_Text">
      <style:paragraph-properties fo:widows="1"/>
      <style:text-properties fo:color="#000000" fo:font-weight="normal" style:font-weight-asian="normal" style:font-weight-complex="normal"/>
    </style:style>
    <style:style style:name="P6" style:family="paragraph" style:parent-style-name="Preformatted_20_Text">
      <style:paragraph-properties fo:widows="1"/>
      <style:text-properties fo:font-variant="normal" fo:text-transform="none" fo:color="#000000" fo:letter-spacing="normal" fo:font-style="normal" fo:font-weight="normal" style:font-weight-asian="normal" style:font-weight-complex="normal"/>
    </style:style>
    <style:style style:name="P7" style:family="paragraph" style:parent-style-name="Preformatted_20_Text">
      <style:paragraph-properties fo:widows="1"/>
      <style:text-properties fo:font-variant="normal" fo:text-transform="none" fo:color="#000000" fo:letter-spacing="normal" fo:font-weight="normal"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weight="normal" officeooo:paragraph-rsid="001e99a0" style:font-weight-asian="normal" style:font-weight-complex="normal"/>
    </style:style>
    <style:style style:name="P9" style:family="paragraph" style:parent-style-name="Preformatted_20_Text">
      <style:text-properties officeooo:paragraph-rsid="001e99a0"/>
    </style:style>
    <style:style style:name="P10" style:family="paragraph" style:parent-style-name="Preformatted_20_Text">
      <style:paragraph-properties fo:margin-left="0cm" fo:margin-right="0cm" fo:margin-top="0cm" fo:margin-bottom="0cm" loext:contextual-spacing="false" fo:line-height="150%" fo:widows="1" fo:text-indent="0cm" style:auto-text-indent="false" fo:padding-left="0.265cm" fo:padding-right="0cm" fo:padding-top="0cm" fo:padding-bottom="0cm" fo:border-left="0.74pt solid #efeff1" fo:border-right="none" fo:border-top="none" fo:border-bottom="none"/>
      <style:text-properties fo:font-variant="normal" fo:text-transform="none" fo:color="#000000" fo:letter-spacing="normal" fo:font-style="normal" fo:font-weight="normal" style:font-weight-asian="normal" style:font-weight-complex="normal"/>
    </style:style>
    <style:style style:name="P11" style:family="paragraph" style:parent-style-name="Preformatted_20_Text">
      <style:paragraph-properties fo:margin-top="0cm" fo:margin-bottom="0.499cm" loext:contextual-spacing="false" fo:widows="1"/>
      <style:text-properties fo:color="#000000" fo:font-weight="normal" style:font-weight-asian="normal" style:font-weight-complex="normal"/>
    </style:style>
    <style:style style:name="P12" style:family="paragraph" style:parent-style-name="Standard" style:list-style-name="L3"/>
    <style:style style:name="P13" style:family="paragraph" style:parent-style-name="Standard" style:list-style-name="L3">
      <style:text-properties officeooo:paragraph-rsid="001fb9cd"/>
    </style:style>
    <style:style style:name="P14" style:family="paragraph" style:parent-style-name="Standard">
      <style:text-properties officeooo:rsid="0025959b" officeooo:paragraph-rsid="0025959b"/>
    </style:style>
    <style:style style:name="P15" style:family="paragraph" style:parent-style-name="Text_20_body" style:list-style-name="L1">
      <style:text-properties officeooo:rsid="001ced9f" officeooo:paragraph-rsid="001ced9f"/>
    </style:style>
    <style:style style:name="P16" style:family="paragraph" style:parent-style-name="Text_20_body">
      <style:text-properties officeooo:rsid="001ced9f" officeooo:paragraph-rsid="001ced9f"/>
    </style:style>
    <style:style style:name="P17" style:family="paragraph" style:parent-style-name="Text_20_body" style:list-style-name="L2">
      <style:text-properties officeooo:rsid="001e99a0" officeooo:paragraph-rsid="001e99a0"/>
    </style:style>
    <style:style style:name="P18" style:family="paragraph" style:parent-style-name="Text_20_body">
      <style:text-properties officeooo:rsid="00241ab8" officeooo:paragraph-rsid="00241ab8"/>
    </style:style>
    <style:style style:name="P19" style:family="paragraph" style:parent-style-name="Text_20_body">
      <style:text-properties officeooo:rsid="0025959b" officeooo:paragraph-rsid="0025959b"/>
    </style:style>
    <style:style style:name="P20" style:family="paragraph" style:parent-style-name="Heading_20_2">
      <style:text-properties officeooo:rsid="001ced9f" officeooo:paragraph-rsid="001ced9f"/>
    </style:style>
    <style:style style:name="P21" style:family="paragraph" style:parent-style-name="Heading_20_2">
      <style:text-properties officeooo:rsid="001fb9cd" officeooo:paragraph-rsid="001fb9cd"/>
    </style:style>
    <style:style style:name="P22" style:family="paragraph" style:parent-style-name="Heading_20_1">
      <style:text-properties officeooo:rsid="001ced9f" officeooo:paragraph-rsid="001ced9f"/>
    </style:style>
    <style:style style:name="P23" style:family="paragraph" style:parent-style-name="Preformatted_20_Text">
      <style:paragraph-properties fo:widows="1"/>
      <style:text-properties fo:font-variant="normal" fo:text-transform="none" fo:color="#000000" fo:letter-spacing="normal" fo:font-style="normal" fo:font-weight="bold" officeooo:rsid="001e99a0" officeooo:paragraph-rsid="001e99a0" style:font-weight-asian="bold" style:font-weight-complex="bold"/>
    </style:style>
    <style:style style:name="P24" style:family="paragraph" style:parent-style-name="Preformatted_20_Text">
      <style:text-properties officeooo:paragraph-rsid="0025959b"/>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e99a0" style:font-weight-asian="bold" style:font-weight-complex="bold"/>
    </style:style>
    <style:style style:name="T3" style:family="text">
      <style:text-properties fo:font-style="normal"/>
    </style:style>
    <style:style style:name="T4" style:family="text">
      <style:text-properties fo:font-style="normal" officeooo:rsid="001e99a0"/>
    </style:style>
    <style:style style:name="T5" style:family="text">
      <style:text-properties fo:font-style="normal" fo:font-weight="bold" officeooo:rsid="001e99a0"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e99a0" style:font-style-asian="normal" style:font-weight-asian="bold" style:font-style-complex="normal" style:font-weight-complex="bold"/>
    </style:style>
    <style:style style:name="T8" style:family="text">
      <style:text-properties fo:font-variant="normal" fo:text-transform="none" fo:color="#000000" fo:letter-spacing="normal" fo:font-style="normal" fo:font-weight="bold" officeooo:rsid="001e99a0" style:font-weight-asian="bold" style:font-weight-complex="bold"/>
    </style:style>
    <style:style style:name="T9" style:family="text">
      <style:text-properties fo:font-variant="normal" fo:text-transform="none" fo:color="#000000" fo:letter-spacing="normal" fo:font-style="italic" fo:font-weight="bold" officeooo:rsid="001e99a0" style:font-style-asian="italic" style:font-weight-asian="bold" style:font-style-complex="italic" style:font-weight-complex="bold"/>
    </style:style>
    <style:style style:name="T10" style:family="text">
      <style:text-properties fo:font-variant="normal" fo:text-transform="none" fo:letter-spacing="normal"/>
    </style:style>
    <style:style style:name="T11" style:family="text">
      <style:text-properties fo:font-variant="normal" fo:text-transform="none" fo:letter-spacing="normal" fo:font-style="normal"/>
    </style:style>
    <style:style style:name="T12" style:family="text">
      <style:text-properties fo:font-variant="normal" fo:text-transform="none" fo:letter-spacing="normal" fo:font-style="normal" fo:font-weight="normal" style:font-weight-asian="normal" style:font-weight-complex="normal"/>
    </style:style>
    <style:style style:name="T13" style:family="text">
      <style:text-properties fo:font-variant="normal" fo:text-transform="none" fo:letter-spacing="normal" fo:font-style="normal" fo:font-weight="bold" officeooo:rsid="001e99a0" style:font-weight-asian="bold" style:font-weight-complex="bold"/>
    </style:style>
    <style:style style:name="T14" style:family="text">
      <style:text-properties fo:font-variant="normal" fo:text-transform="none" fo:letter-spacing="normal" fo:font-weight="normal" style:font-weight-asian="normal" style:font-weight-complex="normal"/>
    </style:style>
    <style:style style:name="T15" style:family="text">
      <style:text-properties fo:font-variant="normal" fo:text-transform="none" fo:letter-spacing="normal" fo:font-style="italic" fo:font-weight="bold" officeooo:rsid="001e99a0" style:font-style-asian="italic" style:font-weight-asian="bold" style:font-style-complex="italic" style:font-weight-complex="bold"/>
    </style:style>
    <style:style style:name="T16" style:family="text">
      <style:text-properties fo:font-style="italic" fo:font-weight="bold" officeooo:rsid="001e99a0" style:font-style-asian="italic" style:font-weight-asian="bold" style:font-style-complex="italic" style:font-weight-complex="bold"/>
    </style:style>
    <style:style style:name="T17" style:family="text">
      <style:text-properties fo:color="#000000" fo:font-weight="normal" style:font-weight-asian="normal" style:font-weight-complex="normal"/>
    </style:style>
    <style:style style:name="T18" style:family="text">
      <style:text-properties officeooo:rsid="001fb9cd"/>
    </style:style>
    <style:style style:name="T19" style:family="text">
      <style:text-properties style:font-name="Andale Mono"/>
    </style:style>
    <style:style style:name="T20" style:family="text">
      <style:text-properties style:font-name="Andale Mono" officeooo:rsid="001fb9cd"/>
    </style:style>
    <style:style style:name="T21" style:family="text">
      <style:text-properties style:font-name="Andale Mono" fo:font-weight="bold" style:font-weight-asian="bold" style:font-weight-complex="bold"/>
    </style:style>
    <style:style style:name="T22" style:family="text">
      <style:text-properties style:font-name="Andale Mono" fo:font-weight="bold" officeooo:rsid="001fb9cd" style:font-weight-asian="bold" style:font-weight-complex="bold"/>
    </style:style>
    <style:style style:name="T23" style:family="text">
      <style:text-properties style:font-name="Liberation Serif" officeooo:rsid="001fb9cd"/>
    </style:style>
    <style:style style:name="T24" style:family="text">
      <style:text-properties officeooo:rsid="00231db2"/>
    </style:style>
    <style:style style:name="T25" style:family="text">
      <style:text-properties officeooo:rsid="0025959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LFramework</text:p>
      <text:p text:style-name="P3">GestionLan PHP Framework</text:p>
      <text:p text:style-name="P1">En este documento se explica el funcionamiento y como utilizar este conjunto de funciones para realizar softwar<text:span text:style-name="T24">e.</text:span></text:p>
      <text:p text:style-name="P1"/>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5"><text:a xlink:type="simple" xlink:href="#__RefHeading___Toc139_1553400060" text:style-name="Index_20_Link" text:visited-style-name="Index_20_Link">Tecnología utilizada en el desarrollo.<text:tab/>1</text:a></text:p>
          <text:p text:style-name="P25"><text:a xlink:type="simple" xlink:href="#__RefHeading___Toc141_1553400060" text:style-name="Index_20_Link" text:visited-style-name="Index_20_Link">Creación de una aplicación.<text:tab/>1</text:a></text:p>
          <text:p text:style-name="P26"><text:a xlink:type="simple" xlink:href="#__RefHeading___Toc143_1553400060" text:style-name="Index_20_Link" text:visited-style-name="Index_20_Link">Archivo “config.yml”<text:tab/>1</text:a></text:p>
          <text:p text:style-name="P27"><text:a xlink:type="simple" xlink:href="#__RefHeading___Toc145_1553400060" text:style-name="Index_20_Link" text:visited-style-name="Index_20_Link">Listado de los módulos internos<text:tab/>2</text:a></text:p>
          <text:p text:style-name="P26"><text:a xlink:type="simple" xlink:href="#__RefHeading___Toc147_1553400060" text:style-name="Index_20_Link" text:visited-style-name="Index_20_Link">Controlador<text:tab/>2</text:a></text:p>
          <text:p text:style-name="P26"><text:a xlink:type="simple" xlink:href="#__RefHeading___Toc149_1553400060" text:style-name="Index_20_Link" text:visited-style-name="Index_20_Link">Vista<text:tab/>2</text:a></text:p>
          <text:p text:style-name="P26"><text:a xlink:type="simple" xlink:href="#__RefHeading___Toc380_23048489" text:style-name="Index_20_Link" text:visited-style-name="Index_20_Link">Modelo<text:tab/>3</text:a></text:p>
        </text:index-body>
      </text:table-of-content>
      <text:p text:style-name="P1"/>
      <text:h text:style-name="P22" text:outline-level="1"><text:bookmark-start text:name="__RefHeading___Toc139_1553400060"/>Tecnología utilizada en el desarrollo.<text:bookmark-end text:name="__RefHeading___Toc139_1553400060"/></text:h>
      <text:p text:style-name="P1">Para que este framework funcione es necesario que se ejecute bajo un entorno PHP. El framework tiene varias rutas de entrada, y en función de lo que se desee hacer se utilizan unas u otras. Bajo PHP se han utilizado varias librerías gestionadas por “composer”. Entre otras destacan: </text:p>
      <text:list xml:id="list587169599673835981" text:style-name="L1">
        <text:list-item>
          <text:p text:style-name="P15"><text:span text:style-name="T1">Twig</text:span>: Se utiliza en el renderizado de las vistas.</text:p>
        </text:list-item>
        <text:list-item>
          <text:p text:style-name="P15"><text:span text:style-name="T1">Yaml</text:span>: Para los archivos de configuración.</text:p>
        </text:list-item>
        <text:list-item>
          <text:p text:style-name="P15"><text:span text:style-name="T1">AltoRouter</text:span>: Para el enrutamiento de las peticiones.</text:p>
        </text:list-item>
      </text:list>
      <text:p text:style-name="P1">El framework también incluye un sistema de módulos, que junto con los eventos permiten redefinir partes de lo que ya se ha creado. Estos módulos tienen que ser habilitados por la propia aplicación en su archivo de configuración. </text:p>
      <text:h text:style-name="P22" text:outline-level="1"><text:bookmark-start text:name="__RefHeading___Toc141_1553400060"/>Creación de una aplicación.<text:bookmark-end text:name="__RefHeading___Toc141_1553400060"/></text:h>
      <text:p text:style-name="P1">Para comenzar a crear una aplicación es necesario tener instalado “composer” (<text:a xlink:type="simple" xlink:href="https://getcomposer.org/" text:style-name="Internet_20_link" text:visited-style-name="Visited_20_Internet_20_Link">https://getcomposer.org/</text:a>). Nos vamos al repositorio del código fuente (https://gitlab.com/gestionlan/framework) y nos descargamos la carpeta “example”</text:p>
      <text:h text:style-name="P20" text:outline-level="2"><text:bookmark-start text:name="__RefHeading___Toc143_1553400060"/>Archivo “config.yml”<text:bookmark-end text:name="__RefHeading___Toc143_1553400060"/></text:h>
      <text:p text:style-name="P1">Manual del formato Yaml: <text:a xlink:type="simple" xlink:href="http://symfony.com/doc/current/components/yaml/yaml_format.html" text:style-name="Internet_20_link" text:visited-style-name="Visited_20_Internet_20_Link">http://symfony.com/doc/current/components/yaml/yaml_format.html</text:a></text:p>
      <text:p text:style-name="P1">En este archivo se define la configuración de la aplicación.</text:p>
      <text:p text:style-name="P1"/>
      <table:table table:name="Tabla1" table:style-name="Tabla1">
        <table:table-column table:style-name="Tabla1.A"/>
        <text:soft-page-break/>
        <table:table-row>
          <table:table-cell table:style-name="Tabla1.A1" office:value-type="string">
            <text:p text:style-name="P10">app:</text:p>
            <text:p text:style-name="P7"><text:s text:c="2"/><text:span text:style-name="T3">basepath: </text:span><text:span text:style-name="T5">[Ruta base de la aplicación:</text:span><text:span text:style-name="T16">/beta,</text:span><text:span text:style-name="T5">]</text:span></text:p>
            <text:p text:style-name="P7"><text:s text:c="2"/><text:span text:style-name="T3">index: </text:span><text:span text:style-name="T5">[Nombre del archivo de inicio:</text:span><text:span text:style-name="T16">index,home</text:span><text:span text:style-name="T5">]</text:span></text:p>
            <text:p text:style-name="P7"><text:s text:c="2"/><text:span text:style-name="T3">name: </text:span><text:span text:style-name="T5">[Nombre de la aplicación:</text:span><text:span text:style-name="T16">Demo</text:span><text:span text:style-name="T5">]</text:span></text:p>
            <text:p text:style-name="P7"><text:s text:c="2"/><text:span text:style-name="T3">banner: </text:span><text:span text:style-name="T5">[Banner de la aplicación:</text:span><text:span text:style-name="T16">/img/banner.png</text:span><text:span text:style-name="T5">]</text:span></text:p>
            <text:p text:style-name="P9"><text:span text:style-name="T17"><text:s text:c="2"/></text:span>favicon: <text:span text:style-name="T8">[Icono de navegador:/</text:span><text:span text:style-name="T9">images/logo.jpg</text:span><text:span text:style-name="T8">]</text:span></text:p>
            <text:p text:style-name="Preformatted_20_Text"/>
            <text:p text:style-name="P7"><text:s text:c="2"/><text:span text:style-name="T3">controllers: </text:span><text:span text:style-name="T5">[Directorio de los controladores:</text:span><text:span text:style-name="T16">pages,controller</text:span><text:span text:style-name="T5">]</text:span></text:p>
            <text:p text:style-name="P8"><text:s text:c="2"/><text:span text:style-name="T3">model: </text:span><text:span text:style-name="T5">[Directorio de los modelos</text:span><text:span text:style-name="T16">:model</text:span><text:span text:style-name="T5">]</text:span></text:p>
            <text:p text:style-name="P4"><text:span text:style-name="T14"><text:s text:c="2"/></text:span><text:span text:style-name="T12">views: </text:span><text:span text:style-name="T13">[Directorio de las vistas</text:span><text:span text:style-name="T15">:views</text:span><text:span text:style-name="T13">]</text:span></text:p>
            <text:p text:style-name="P9"><text:s text:c="2"/>upload: <text:span text:style-name="T8">[Directorio de subida de archivos</text:span><text:span text:style-name="T9">:uploads</text:span><text:span text:style-name="T8">]</text:span></text:p>
            <text:p text:style-name="P23"/>
            <text:p text:style-name="P5"/>
            <text:p text:style-name="P7"><text:s text:c="2"/><text:span text:style-name="T3">routes: </text:span><text:span text:style-name="T5">[Rutas especiales a controladores]</text:span></text:p>
            <text:p text:style-name="P7"><text:span text:style-name="T5"><text:s text:c="4"/></text:span><text:span text:style-name="T4">- </text:span><text:span text:style-name="T5">[NombreClaseControlador]</text:span><text:span text:style-name="T4">: [</text:span><text:span text:style-name="T5">[URL de destino], [METODO:GET|POST,GET,POST]</text:span><text:span text:style-name="T4">]</text:span></text:p>
            <text:p text:style-name="P7"><text:s text:c="4"/><text:span text:style-name="T3">- MyNameSpace\home: ["/home/example/[i:id]", GET]</text:span></text:p>
            <text:p text:style-name="P7"><text:s text:c="4"/><text:span text:style-name="T3">- home: ["/home/example/[i:id]", GET]</text:span></text:p>
            <text:p text:style-name="P7"><text:s text:c="4"/><text:span text:style-name="T3">- sub_home: ["/home/sub/example/[i:id]"]</text:span></text:p>
            <text:p text:style-name="P5"/>
            <text:p text:style-name="P6">database: <text:span text:style-name="T2">[Configuración de la base de datos]</text:span></text:p>
            <text:p text:style-name="P7"><text:s text:c="2"/><text:span text:style-name="T3">hostname: 127.0.0.1</text:span></text:p>
            <text:p text:style-name="P7"><text:s text:c="2"/><text:span text:style-name="T3">username: root</text:span></text:p>
            <text:p text:style-name="P7"><text:s text:c="2"/><text:span text:style-name="T3">password:</text:span></text:p>
            <text:p text:style-name="P11"><text:span text:style-name="T10"><text:s text:c="2"/></text:span><text:span text:style-name="T11">database: dbdemo</text:span></text:p>
            <text:p text:style-name="Preformatted_20_Text">modules: <text:span text:style-name="T2">[Módulos activos para la aplicación]</text:span></text:p>
            <text:p text:style-name="Preformatted_20_Text"><text:s text:c="2"/>internal:<text:span text:style-name="T6"> </text:span><text:span text:style-name="T7">[Modulos internos de framework]</text:span></text:p>
            <text:p text:style-name="Preformatted_20_Text"><text:s text:c="4"/>- admin</text:p>
            <text:p text:style-name="Preformatted_20_Text"><text:s text:c="4"/>- group_permissions</text:p>
            <text:p text:style-name="P9"><text:s text:c="2"/>modules: <text:span text:style-name="T6"><text:s/></text:span><text:span text:style-name="T7">[Modulos de la aplicación, se encuentran en la carpeta modules]</text:span></text:p>
            <text:p text:style-name="Preformatted_20_Text"/>
          </table:table-cell>
        </table:table-row>
        <table:table-row>
          <table:table-cell table:style-name="Tabla1.A2" office:value-type="string">
            <text:p text:style-name="P10"/>
          </table:table-cell>
        </table:table-row>
      </table:table>
      <text:p text:style-name="P1"/>
      <text:h text:style-name="Heading_20_3" text:outline-level="3"><text:bookmark-start text:name="__RefHeading___Toc145_1553400060"/>Listado de los módulos internos<text:bookmark-end text:name="__RefHeading___Toc145_1553400060"/></text:h>
      <text:section text:style-name="Sect1" text:name="Sección1" text:protected="true">
        <text:section-source xlink:href="../modules/admin/"/>
        <text:p text:style-name="Text_20_body"/>
      </text:section>
      <text:list xml:id="list3325279062946180602" text:style-name="L2">
        <text:list-item>
          <text:p text:style-name="P17">admin: Conjunto de utilidades para la administración interna de la aplicación.</text:p>
        </text:list-item>
        <text:list-item>
          <text:p text:style-name="P17">group_permissions: Añade la posibilidad de asignar páginas por grupos de usuarios</text:p>
        </text:list-item>
      </text:list>
      <text:h text:style-name="P21" text:outline-level="2"><text:bookmark-start text:name="__RefHeading___Toc147_1553400060"/>Controlador<text:bookmark-end text:name="__RefHeading___Toc147_1553400060"/></text:h>
      <text:p text:style-name="Text_20_body"><text:span text:style-name="T18">Para definir un controlador es necesario crear un archivo que siga un cierto patrón. Crearemos un archivo sobre una de las carpetas que hemos definido como controlador en el archivo de configuración. En este archivo vamos a definir una clase con el siguiente nombre: </text:span><text:span text:style-name="T20">[&lt;nombre directorio&gt;_]&lt;nombre del archivo&gt;</text:span> <text:span text:style-name="T18">y extenderá a la clase </text:span><text:span text:style-name="T20">Controller </text:span><text:span text:style-name="T18">o a alguna de sus descendientes como puede ser </text:span><text:span text:style-name="T20">AuthController</text:span>. <text:span text:style-name="T18">Podemos situarla con un espacio de nombres, el framework se encarga de detectar estos matices.</text:span></text:p>
      <text:h text:style-name="Heading_20_2" text:outline-level="2"><text:bookmark-start text:name="__RefHeading___Toc149_1553400060"/>Vista<text:bookmark-end text:name="__RefHeading___Toc149_1553400060"/></text:h>
      <text:p text:style-name="P2">La vista se programa con plantillas Twig, y existen algunas variables globales a las cuales se pueden acceder en las plantillas.</text:p>
      <text:list xml:id="list825243947157126367" text:style-name="L3">
        <text:list-item>
          <text:p text:style-name="P12"><text:span text:style-name="T21">this</text:span> <text:span text:style-name="T23">Es el controlador que se esta ejecutando. Se pueden acceder a todas las propiedades </text:span><text:soft-page-break/><text:span text:style-name="T23">públicas con </text:span><text:span text:style-name="T20">{{ this.public_var }}</text:span></text:p>
        </text:list-item>
        <text:list-item>
          <text:p text:style-name="P12"><text:span text:style-name="T21">config</text:span> <text:span text:style-name="T18">Es un array con la configuración del framework, se puede acceder como: </text:span><text:span text:style-name="T20">{{ config.app.name }}</text:span></text:p>
        </text:list-item>
        <text:list-item>
          <text:p text:style-name="P12"><text:span text:style-name="T21">_GET</text:span> <text:span text:style-name="T18">Array con las varibles de petición </text:span><text:span text:style-name="T20">$_GET</text:span></text:p>
        </text:list-item>
        <text:list-item>
          <text:p text:style-name="P13"><text:span text:style-name="T19">_</text:span><text:span text:style-name="T21">POST</text:span> <text:span text:style-name="T18">Array con las varibles de petición </text:span><text:span text:style-name="T20">$_POST</text:span></text:p>
        </text:list-item>
        <text:list-item>
          <text:p text:style-name="P13"><text:span text:style-name="T19">_</text:span><text:span text:style-name="T21">REQUEST</text:span> <text:span text:style-name="T18">Array con las varibles de petición </text:span><text:span text:style-name="T20">$_REQUEST</text:span></text:p>
        </text:list-item>
        <text:list-item>
          <text:p text:style-name="P12"><text:span text:style-name="T21">render</text:span> <text:span text:style-name="T18">Objeto que contiene el motor de renderizado para las vistas Twig.</text:span></text:p>
        </text:list-item>
        <text:list-item>
          <text:p text:style-name="P12"><text:span text:style-name="T22">m</text:span><text:span text:style-name="T21">anager</text:span> <text:span text:style-name="T18">Objeto de la clase </text:span><text:span text:style-name="T20">ModuleManager</text:span><text:span text:style-name="T18">. Ser puede utilizar para ver si hay módulos activos: </text:span><text:span text:style-name="T20">{% if manager.</text:span><text:span text:style-name="T19">exists(“admin”) </text:span><text:span text:style-name="T20">%}</text:span></text:p>
        </text:list-item>
      </text:list>
      <text:p text:style-name="Standard"><text:span text:style-name="T20"/></text:p>
      <text:h text:style-name="Heading_20_2" text:outline-level="2"><text:bookmark-start text:name="__RefHeading___Toc380_23048489"/>Modelo<text:bookmark-end text:name="__RefHeading___Toc380_23048489"/></text:h>
      <text:p text:style-name="P18"><text:s/><text:span text:style-name="T25">Aquí se define como se tratan los datos de la base de datos. Las columnas se definen en una lista, en la que se indica el índice y los campos de la tabla. También se define el nombre de la tabla.</text:span></text:p>
      <text:p text:style-name="P19">Ejemplo de Modelo:</text:p>
      <table:table table:name="Tabla2" table:style-name="Tabla2">
        <table:table-column table:style-name="Tabla2.A"/>
        <table:table-row>
          <table:table-cell table:style-name="Tabla2.A1" office:value-type="string">
            <text:p text:style-name="P24">class User extends Model</text:p>
            <text:p text:style-name="P24">{</text:p>
            <text:p text:style-name="P24"><text:s text:c="4"/>var $id;</text:p>
            <text:p text:style-name="P24"><text:s text:c="4"/>var $user_name;</text:p>
            <text:p text:style-name="P24"><text:s text:c="4"/>var $password;</text:p>
            <text:p text:style-name="P24"><text:s text:c="4"/>var $privilegios;</text:p>
            <text:p text:style-name="P24"><text:s text:c="4"/>var $nombre;</text:p>
            <text:p text:style-name="P24"><text:s text:c="4"/>var $email;</text:p>
            <text:p text:style-name="P24"><text:s text:c="4"/>var $admin;</text:p>
            <text:p text:style-name="P24"><text:s text:c="4"/>protected $table_name = "user";</text:p>
            <text:p text:style-name="P24"><text:s text:c="4"/>protected $definition = array(</text:p>
            <text:p text:style-name="P24"><text:s text:c="8"/>'index' =&gt; 'id',</text:p>
            <text:p text:style-name="P24"><text:s text:c="8"/>'fields' =&gt; array(</text:p>
            <text:p text:style-name="P24"><text:s text:c="12"/>'user_name' =&gt; "varchar(20)",</text:p>
            <text:p text:style-name="P24"><text:s text:c="12"/>'password' =&gt; "varchar(200)",</text:p>
            <text:p text:style-name="P24"><text:s text:c="12"/>'privilegios' =&gt; "text",</text:p>
            <text:p text:style-name="P24"><text:s text:c="12"/>'admin' =&gt; "int(11)",</text:p>
            <text:p text:style-name="P24"><text:s text:c="12"/>'nombre' =&gt; "text",</text:p>
            <text:p text:style-name="P24"><text:s text:c="12"/>'email' =&gt; "text",</text:p>
            <text:p text:style-name="P24"><text:s text:c="8"/>)</text:p>
            <text:p text:style-name="P24"><text:s text:c="4"/>);</text:p>
            <text:p text:style-name="P24"><text:s text:c="4"/>public function getByUserPassword($user, $password)</text:p>
            <text:p text:style-name="P24"><text:s text:c="4"/>{</text:p>
            <text:p text:style-name="P24"><text:s text:c="8"/>return $this-&gt;db-&gt;select_first("SELECT * FROM {$this-&gt;table_name} WHERE user_name = '$user' AND password = '$password'");</text:p>
            <text:p text:style-name="P24"><text:s text:c="4"/>}</text:p>
            <text:p text:style-name="P24"><text:s text:c="4"/>public function encrypt($pass)</text:p>
            <text:p text:style-name="P24"><text:s text:c="4"/>{</text:p>
            <text:p text:style-name="P24"><text:s text:c="8"/>return md5($pass);</text:p>
            <text:p text:style-name="P24"><text:s text:c="4"/>}</text:p>
            <text:p text:style-name="P24"><text:s text:c="4"/>public function getPages()</text:p>
            <text:p text:style-name="P24"><text:s text:c="4"/>{</text:p>
            <text:p text:style-name="P24"><text:s text:c="8"/>$pages = new Page();</text:p>
            <text:p text:style-name="P24"><text:s text:c="8"/>$userPages = new UserPage();</text:p>
            <text:p text:style-name="P24"><text:s text:c="8"/>$sql = "SELECT * FROM " . $userPages-&gt;getTableName() . " as up</text:p>
            <text:p text:style-name="P24"><text:s text:c="8"/>LEFT JOIN {$pages-&gt;getTableName()} as p ON up.id_page = p.id</text:p>
            <text:p text:style-name="P24"><text:s text:c="8"/>WHERE up.id_user = " . $this-&gt;id;</text:p>
            <text:p text:style-name="P24"><text:s text:c="8"/>return $this-&gt;db-&gt;select($sql);</text:p>
            <text:p text:style-name="P24"><text:s text:c="4"/>}</text:p>
            <text:p text:style-name="P24">}</text:p>
          </table:table-cell>
        </table:table-row>
      </table:table>
      <text:p text:style-name="Preformatted_20_Text"/>
      <text:p text:style-name="P14">Para comprobar los cambios en las tablas, acceda a <text:a xlink:type="simple" xlink:href="http://example.com/install.php" text:style-name="Internet_20_link" text:visited-style-name="Visited_20_Internet_20_Link">http://example.com/install.php</text:a> Allí se indican <text:soft-page-break/>los cambio que se van a realizar en la base de datos. Pulse en el enlace de abajo para realizar estos cambios en la base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6:01:59.163327774</meta:creation-date>
    <dc:date>2016-03-10T18:10:38.353773661</dc:date>
    <meta:editing-duration>PT7H50M55S</meta:editing-duration>
    <meta:editing-cycles>3</meta:editing-cycles>
    <meta:generator>LibreOffice/5.0.5.2$Linux_X86_64 LibreOffice_project/00m0$Build-2</meta:generator>
    <meta:document-statistic meta:table-count="2" meta:image-count="0" meta:object-count="0" meta:page-count="4" meta:paragraph-count="104" meta:word-count="757" meta:character-count="5361" meta:non-whitespace-character-count="4424"/>
  </office:meta>
</office:document-meta>
</file>